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L32">
      <style:paragraph-properties fo:margin-top="0cm" fo:margin-bottom="0.212cm" fo:text-align="justify" style:justify-single-word="false"/>
    </style:style>
    <style:style style:name="P4" style:family="paragraph" style:parent-style-name="Heading_20_1">
      <style:paragraph-properties fo:margin-top="0cm" fo:margin-bottom="0.499cm" fo:break-before="page"/>
      <style:text-properties fo:font-size="14pt" style:font-size-asian="14pt" style:font-size-complex="14pt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font-style="italic" fo:font-weight="bold"/>
    </style:style>
    <style:style style:name="T3" style:family="text">
      <style:text-properties style:font-name="Times New Roman1" fo:font-size="12pt" fo:font-weight="bold"/>
    </style:style>
    <style:style style:name="T4" style:family="text">
      <style:text-properties fo:font-style="italic" fo:font-weight="bold"/>
    </style:style>
    <style:style style:name="T5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2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2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2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2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3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Ćwiczenie 3.4</text:h>
      <text:p text:style-name="P2">Ćwiczenie polega na stworzeniu dokumentu informującego o skuteczności zabezpieczeń antywłamaniowych stosowanych w samochodach. Kursant jest proszony o przygotowanie dokumentu z wykorzystaniem różnych operacji formatowania tekstu oraz o przygotowanie tego dokumentu do wysłania do klientów towarzystwa ubezpieczeniowego.</text:p>
      <text:p text:style-name="Text_20_body"/>
      <text:list xml:id="list37411248" text:style-name="L32">
        <text:list-item>
          <text:p text:style-name="P3">Uruchomić edytor pisma oraz otworzyć plik <text:span text:style-name="T4">test35.doc</text:span> znajdujący się na dysku wskazanym przez egzaminatora.</text:p>
        </text:list-item>
        <text:list-item>
          <text:p text:style-name="P3">Zmienić tytuł dokumentu z <text:span text:style-name="T4">Nocne koszmary</text:span> na <text:span text:style-name="T4">Senne Koszmary</text:span>. <text:s/></text:p>
        </text:list-item>
        <text:list-item>
          <text:p text:style-name="P3">Zmienić orientację stron w całym dokumencie z poziomej na pionową. <text:s/></text:p>
        </text:list-item>
        <text:list-item>
          <text:p text:style-name="P3">Zmienić czcionkę w całym dokumencie na Arial. </text:p>
        </text:list-item>
        <text:list-item>
          <text:p text:style-name="P3">Zapisać plik pod nazwą <text:span text:style-name="T4">koszmar.doc</text:span> na dysku wskazanym przez egzaminatora.</text:p>
        </text:list-item>
        <text:list-item>
          <text:p text:style-name="P3">Zmienić rozmiar stron w całym dokumencie na A4. <text:s/></text:p>
        </text:list-item>
        <text:list-item>
          <text:p text:style-name="P3">Dokonać podziału dokumentu na strony wstawiając znaki podziału stron przed tekstami <text:span text:style-name="T4">Paraliż senny, Zgniłe jabłko</text:span> oraz <text:span text:style-name="T4">Słowniczek senny</text:span>. </text:p>
        </text:list-item>
        <text:list-item>
          <text:p text:style-name="P3">Ustawić górny margines w dokumencie na 3 cm, a dolny na 2 cm. <text:s/></text:p>
        </text:list-item>
        <text:list-item>
          <text:p text:style-name="P3">Wyrównać pierwszy akapit tekstu na pierwszej stronie do prawego marginesu. </text:p>
        </text:list-item>
        <text:list-item>
          <text:p text:style-name="P3">Wprowadzić w tytule dokumentu format pogrubiony. <text:s/></text:p>
        </text:list-item>
        <text:list-item>
          <text:p text:style-name="P3">Ustawić kolor czcionki w tytule dokumentu na zielony. <text:s/></text:p>
        </text:list-item>
        <text:list-item>
          <text:p text:style-name="P3">Umieścić tekst <text:span text:style-name="T4">Co śnimy?</text:span> w nagłówku dokumentu. <text:s/></text:p>
        </text:list-item>
        <text:list-item>
          <text:p text:style-name="P3">Wstawić numerację stron w prawym, dolnym rogu każdej strony w dokumencie. Użyć numeracji małej literowej (czyli a, b, c itd.). <text:s/></text:p>
        </text:list-item>
        <text:list-item>
          <text:p text:style-name="P3">Ustawić odstępy pomiędzy akapitami w całym dokumencie na 3 pkt przed akapitem i 2pkt za akapitem. </text:p>
        </text:list-item>
        <text:list-item>
          <text:p text:style-name="P3">Przenieść rysunek znajdujący się na końcu dokumentu na pierwszą stronę i umieścić go na dole strony. <text:s/></text:p>
        </text:list-item>
        <text:list-item>
          <text:p text:style-name="P3">Dopasować rozmiar rysunku tak, aby zajmował on całą szerokość strony. <text:s/></text:p>
        </text:list-item>
        <text:list-item>
          <text:p text:style-name="P3">Otoczyć tekst <text:span text:style-name="T4">Słowniczek senny</text:span> na ostatniej stronie ramką o grubości 3 pkt. <text:s/></text:p>
        </text:list-item>
        <text:list-item>
          <text:p text:style-name="P3">Zdefiniować żółte tło tekstu otoczonego ramką. <text:s/></text:p>
        </text:list-item>
        <text:list-item>
          <text:p text:style-name="P3">Zdefiniować na ostatniej stronie listę numerowaną rozpoczynającą się od słów <text:span text:style-name="T4">przeglądać adresy ...</text:span> a kończącą się tekstem <text:span text:style-name="T4">... uwaga na złodziei i pożar</text:span>. <text:s/></text:p>
        </text:list-item>
        <text:list-item>
          <text:p text:style-name="P3">Ustawić odstępy pomiędzy liniami listy numerowanej na 1,5 wiersza. <text:s/></text:p>
        </text:list-item>
        <text:list-item>
          <text:p text:style-name="P3">Na końcu dokumentu umieścić tabelę składającą się z trzech kolumn i czterech wierszy. <text:s/></text:p>
        </text:list-item>
        <text:list-item>
          <text:p text:style-name="P3">Ustawić grubość wewnętrznych krawędzi tabeli na 3 pkt a zewnętrznych na 6 pkt.</text:p>
        </text:list-item>
        <text:list-item>
          <text:p text:style-name="P3">Ustawić szerokość wszystkich kolumn tabeli na 3,5 cm. <text:s/></text:p>
        </text:list-item>
        <text:list-item>
          <text:p text:style-name="P3">Wyśrodkować całą tabelę względem marginesów na stronie. <text:s/></text:p>
        </text:list-item>
        <text:list-item>
          <text:p text:style-name="P3">Użyć programu sprawdzającego pisownię. Wprowadzić konieczne poprawki. Zapisać plik. </text:p>
        </text:list-item>
        <text:list-item>
          <text:p text:style-name="P3">Wydrukować jedną kopię dokumentu <text:span text:style-name="T4">koszmar </text:span>na dostępnej drukarce lub do pliku o nazwie <text:span text:style-name="T4">koszmar.prn</text:span> na dysku wskazanym przez egzaminatora. <text:s/></text:p>
        </text:list-item>
        <text:list-item>
          <text:p text:style-name="P3"><text:soft-page-break/>Zostawiając otwarty plik <text:span text:style-name="T4">koszmar.doc</text:span> otworzyć nowy, pusty dokument. <text:s/></text:p>
        </text:list-item>
        <text:list-item>
          <text:p text:style-name="P3">Wrócić do dokumentu <text:span text:style-name="T4">koszmar.doc</text:span>. Przekopiować listę numerowaną z pliku <text:span text:style-name="T4">koszmar.doc</text:span> do nowego dokumentu. <text:s/></text:p>
        </text:list-item>
        <text:list-item>
          <text:p text:style-name="P3">Umieścić aktualną datę w nagłówku nowego dokumentu. <text:s/></text:p>
        </text:list-item>
        <text:list-item>
          <text:p text:style-name="P3">Wrócić do dokumentu <text:span text:style-name="T4">koszmar.doc,</text:span> a następnie go zamknąć. <text:s/></text:p>
        </text:list-item>
        <text:list-item>
          <text:p text:style-name="P3">Zamienić listę numerowaną w nowym dokumencie na listę wypunktowaną.</text:p>
        </text:list-item>
        <text:list-item>
          <text:p text:style-name="P3"><text:span text:style-name="T1">Zapisać nowy dokument jako szablon dokumentu pod nazwą </text:span><text:span text:style-name="T2">sen.dot</text:span><text:span text:style-name="T1"> na dysku wskazanym przez egzaminatora. Zamknąć plik </text:span><text:span text:style-name="T2">sen.dot,</text:span><text:span text:style-name="T1"> a następnie zakończyć pracę z edytorem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g bg</meta:initial-creator>
    <meta:creation-date>2009-12-13T17:22:38.24</meta:creation-date>
    <dc:date>2009-12-13T17:30:16.34</dc:date>
    <dc:creator>bg bg</dc:creator>
    <meta:editing-duration>PT00H06M07S</meta:editing-duration>
    <meta:editing-cycles>8</meta:editing-cycles>
    <meta:generator>OpenOffice.org/3.1$Win32 OpenOffice.org_project/310m11$Build-9399</meta:generator>
    <meta:document-statistic meta:table-count="0" meta:image-count="0" meta:object-count="0" meta:page-count="2" meta:paragraph-count="34" meta:word-count="439" meta:character-count="3010"/>
  </office:meta>
</office:document-meta>
</file>